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</office:font-face-decls>
  <office:automatic-styles>
    <style:style style:name="P1" style:family="paragraph" style:parent-style-name="Standard">
      <style:text-properties style:font-name="Times New Roman" style:font-name-complex="Times New Roman"/>
    </style:style>
    <style:style style:name="P2" style:family="paragraph" style:parent-style-name="Normal">
      <style:paragraph-properties fo:orphans="2" fo:widows="2" fo:hyphenation-ladder-count="no-limit" style:text-autospace="none" style:vertical-align="auto"/>
      <style:text-properties fo:hyphenate="true"/>
    </style:style>
    <style:style style:name="P3" style:family="paragraph" style:parent-style-name="Normal">
      <style:paragraph-properties fo:orphans="2" fo:widows="2" fo:hyphenation-ladder-count="no-limit" style:text-autospace="none" style:vertical-align="auto"/>
      <style:text-properties style:font-name="Times New Roman" fo:language="en" fo:country="IN" style:letter-kerning="false" style:font-name-complex="Times New Roman" style:language-complex="ar" style:country-complex="SA" fo:hyphenate="true"/>
    </style:style>
    <style:style style:name="P4" style:family="paragraph" style:parent-style-name="Standard" style:master-page-name="MP0">
      <style:paragraph-properties style:page-number="auto" fo:break-before="page"/>
      <style:text-properties style:font-name="Times New Roman" style:font-name-complex="Times New Roman"/>
    </style:style>
    <style:style style:name="T1" style:family="text">
      <style:text-properties style:font-name="Times New Roman" style:font-name-complex="Times New Roman"/>
    </style:style>
    <style:style style:name="T2" style:family="text">
      <style:text-properties style:font-name="Times New Roman" fo:language="en" fo:country="IN" style:letter-kerning="false" style:font-name-complex="Times New Roman" style:language-complex="ar" style:country-complex="S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1. Select odate, sum(amt), count(odate) from orders group by odate order by odate desc ;</text:p>
      <text:p text:style-name="P1"/>
      <text:p text:style-name="P1">2. Select sname,cname, salespeople.city from salespeople,cust where salespeople.city=cust.city;</text:p>
      <text:p text:style-name="P1"/>
      <text:p text:style-name="P1">3. Select sname, cname from salespeople, cust where salespeople.snum=cust.snum;</text:p>
      <text:p text:style-name="P1"/>
      <text:p text:style-name="P1">4. Select cname, onum from cust, orders where cust.cnum=orders.cnum;</text:p>
      <text:p text:style-name="P1"/>
      <text:p text:style-name="P1">5. Select sname, cname, onum from salespeople, cust, orders where (salespeople.snum=orders.snum AND salespeople.snum=cust.snum);</text:p>
      <text:p text:style-name="P1"/>
      <text:p text:style-name="P1">6. Select cname, comm from cust, salespeople where (salespeople.snum=cust.snum AND salespeople.comm&gt;0.12);</text:p>
      <text:p text:style-name="P1"/>
      <text:p text:style-name="P1">8. Select a.cnum, b.cnum from cust as a,cust as b where a.rating=b.rating;</text:p>
      <text:p text:style-name="P1"/>
      <text:p text:style-name="P1">9. Select <text:s/>a.cnum , b.cnum from cust as a,cust as b where a.rating=b.rating and a.cnum&lt;b.cnum;</text:p>
      <text:p text:style-name="P1"/>
      <text:p text:style-name="P1">10. <text:s/>Select a.sname,b.sname from salespeople as a , salespeople as b where <text:s/>a.snum!=b.snum;</text:p>
      <text:p text:style-name="P1"/>
      <text:p text:style-name="P1">11. Select a.onum,b.onum from orders as a,orders as b where a.onum!=b.onum and a.onum&lt;b.onum;</text:p>
      <text:p text:style-name="P1"/>
      <text:p text:style-name="P1">12. Select city, cname from cust where cname ='Hoffman';</text:p>
      <text:p text:style-name="P1"/>
      <text:p text:style-name="P1">13. Select onum,amt, odate from orders where snum=(Select snum from salespeople where sname='Motika');</text:p>
      <text:p text:style-name="P1"/>
      <text:p text:style-name="P1">14. Select onum, amt, odate from orders where snum=(Select salespeople.snum from salespeople,cust where (salespeople.snum=cust.snum AND cust.cname='Hoffman'));</text:p>
      <text:p text:style-name="P1"/>
      <text:p text:style-name="P1">15. Select * from orders where amt&gt;(Select avg(amt) from orders where odate='04-OCT-94');</text:p>
      <text:p text:style-name="P1"/>
      <text:p text:style-name="P1">16. Select avg(comm) from salespeople where salespeople.city='London';</text:p>
      <text:p text:style-name="P1"/>
      <text:p text:style-name="P1">17. Select onum, amt, odate, salespeople.snum from orders, salespeople, cust where orders.snum=salespeople.snum and cust.city='London' order by onum;</text:p>
      <text:p text:style-name="P1"/>
      <text:p text:style-name="P1">18. <text:s/>Select comm from salespeople, cust, orders where orders.snum=salespeople.snum and cust.city='London';</text:p>
      <text:p text:style-name="P1"/>
      <text:p text:style-name="P1"/>
      <text:p text:style-name="P1">20. Select sum(amt) as total from orders group by orders.snum having sum(amt)&gt;(Select max(amt) from orders, salespeople where orders.snum=salespeople.snum) ;</text:p>
      <text:p text:style-name="P1"/>
      <text:p text:style-name="P2"><text:span text:style-name="Default_20_Paragraph_20_Font"><text:span text:style-name="T1">21. </text:span></text:span><text:span text:style-name="Default_20_Paragraph_20_Font"><text:span text:style-name="T2">Select *from orders where odate='03-OCT-1994';</text:span></text:span></text:p>
      <text:p text:style-name="P3"/>
      <text:p text:style-name="P3">22. Select distinct snum,sname from salespeople where snum in(select a.snum from cust as a ,cust as b where a.cnum=b.cnum);</text:p>
      <text:p text:style-name="P3"/>
      <text:p text:style-name="P3"><text:soft-page-break/>23. Select * from orders where amt &gt; (select avg(amt) from orders);</text:p>
      <text:p text:style-name="P3"/>
      <text:p text:style-name="P3">24. Select cnum,cname from cust where rating in(select max(rating) from cust);</text:p>
      <text:p text:style-name="P3"/>
      <text:p text:style-name="P3">25. Select distinct salespeople.snum,sname from salespeople,cust where salespeople.city=cust.city;</text:p>
      <text:p text:style-name="P3"/>
      <text:p text:style-name="P3">26. Select cnum,cname,city from cust where city='San Jose' and cnum in(select a.snum from cust as a ,cust as b where a.city=b.city);</text:p>
      <text:p text:style-name="P3"/>
      <text:p text:style-name="P3">27. Select count(distinct snum)from salespeople where snum in(select a.snum from cust as a ,cust as b where a.cnum=b.cnum);</text:p>
      <text:p text:style-name="P3"/>
      <text:p text:style-name="P3">28. Select distinct snum,sname from salespeople where snum in(select a.snum from cust as a ,cust as b where a.cnum=b.cnum);</text:p>
      <text:p text:style-name="P3"/>
      <text:p text:style-name="P3">29. Select <text:s/>distinct snum from salespeople where snum in (select a.snum from cust as a ,cust as b where a.cnum!=b.cnum);</text:p>
      <text:p text:style-name="P3"/>
      <text:p text:style-name="P3">30. Select <text:s/>distinct snum from salespeople where snum in (select a.snum from cust as a ,cust as b where a.cnumb.cnum);</text:p>
      <text:p text:style-name="P3"/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initial-creator>Athira Nair</meta:initial-creator>
    <meta:creation-date>2016-08-12T13:57:00Z</meta:creation-date>
    <dc:date>2016-08-18T14:27:02.061918686</dc:date>
    <meta:editing-cycles>7</meta:editing-cycles>
    <meta:editing-duration>PT37M4S</meta:editing-duration>
    <meta:document-statistic meta:table-count="0" meta:image-count="0" meta:object-count="0" meta:page-count="2" meta:paragraph-count="28" meta:word-count="376" meta:character-count="2836" meta:non-whitespace-character-count="2482"/>
    <meta:template xlink:type="simple" xlink:actuate="onRequest" xlink:title="" xlink:href="../../Downloads/LAB5.odt/Normal"/>
  </office:meta>
</office:document-meta>
</file>